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" style:family="text">
      <style:text-properties fo:color="#000000" style:font-name="Courier New" fo:font-size="10pt" style:text-underline-style="solid" style:text-underline-width="auto" style:text-underline-color="font-color" fo:font-weight="normal" style:font-name-asian="Courier New" style:font-size-asian="10pt" style:font-weight-asian="normal" style:font-name-complex="Courier New" style:font-size-complex="10pt" style:font-weight-complex="normal"/>
    </style:style>
    <style:style style:name="T4" style:family="text"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5" style:family="text">
      <style:text-properties fo:color="#2a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uncher services</text:h>
      <text:p text:style-name="Text_20_body">"Hvad vi stiller til rådighed"</text:p>
      <text:p text:style-name="P1">Child ID<text:span text:style-name="T1"> – Det barn en app skal køres for får sit ID (en Long) sendt med i det Intent, der starter appen. For at få fat i IDet skal følgende gøres inde i main activity:</text:span></text:p>
      <text:p text:style-name="Text_20_body"><text:span text:style-name="T1"><text:tab/></text:span><text:span text:style-name="T2">Long </text:span><text:span text:style-name="T4">id</text:span><text:span text:style-name="T2"> = getIntent().getExtras().getLong(</text:span><text:span text:style-name="T5">"currentChildID"</text:span><text:span text:style-name="T2">);</text:span></text:p>
      <text:p text:style-name="P1">Guardian ID<text:span text:style-name="T1"> – Den guardian, der starter en app får sit ID (en Long) sendt med i det Intent, der starter appen. For at få fat i IDet skal følgende gøres inde i main activity:</text:span></text:p>
      <text:p text:style-name="Text_20_body"><text:span text:style-name="T1"><text:tab/></text:span><text:span text:style-name="T2">Long </text:span><text:span text:style-name="T4">id</text:span><text:span text:style-name="T2"> = getIntent().getExtras().getLong(</text:span><text:span text:style-name="T5">"currentGuardianID"</text:span><text:span text:style-name="T2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7S</meta:editing-duration>
    <meta:editing-cycles>6</meta:editing-cycles>
    <meta:generator>LibreOffice/3.4$Win32 LibreOffice_project/340m1$Build-502</meta:generator>
    <dc:date>2012-04-18T11:05:35.15</dc:date>
    <meta:document-statistic meta:table-count="0" meta:image-count="0" meta:object-count="0" meta:page-count="1" meta:paragraph-count="6" meta:word-count="86" meta:character-count="513" meta:non-whitespace-character-count="431"/>
    <meta:user-defined meta:name="Info 1"/>
    <meta:user-defined meta:name="Info 2"/>
    <meta:user-defined meta:name="Info 3"/>
    <meta:user-defined meta:name="Info 4"/>
  </office:meta>
</office:document-meta>
</file>